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Quattrocento Sans" svg:font-family="'Quattrocento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379bbd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>
        <loext:stroke-complex-color loext:theme-type="accent5" loext:color-type="theme"/>
        <loext:fill-complex-color loext:theme-type="light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26cm" svg:stroke-color="#fbc14e" draw:stroke-linejoin="round" svg:stroke-linecap="butt" draw:fill="solid" draw:fill-color="#fbc14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dark2" loext:color-type="theme"/>
        <loext:fill-complex-color loext:theme-type="accent4" loext:color-type="theme"/>
      </style:graphic-properties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26cm" svg:stroke-color="#fbc14e" draw:stroke-linejoin="round" svg:stroke-linecap="butt" draw:fill="solid" draw:fill-color="#fbc14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dark2" loext:color-type="theme"/>
        <loext:fill-complex-color loext:theme-type="accent4" loext:color-type="theme"/>
      </style:graphic-properties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fef2d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8" style:family="graphic">
      <style:graphic-properties style:protect="size" loext:decorative="false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Onl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1a205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bc14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d8d8d8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fef2da"/>
      <style:paragraph-properties fo:text-align="center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9.3999996185303pt"/>
    </style:style>
    <style:style style:name="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3000001907349pt" fo:letter-spacing="normal" fo:language="en" fo:country="AU" fo:font-style="normal" style:text-underline-style="none" fo:font-weight="normal" fo:background-color="transparent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2c46" loext:opacity="100%" style:text-outline="false" style:text-line-through-style="none" style:text-line-through-type="none" style:text-position="0% 100%" style:font-name="Arial" fo:font-size="14.3000001907349pt" fo:letter-spacing="normal" fo:language="en" fo:country="AU" fo:font-style="normal" style:text-underline-style="none" fo:font-weight="normal" fo:background-color="transparent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.6999998092651pt" fo:letter-spacing="normal" fo:language="en" fo:country="AU" fo:font-style="normal" style:text-underline-style="none" fo:font-weight="normal" fo:background-color="transparent" style:font-name-asian="Arial" style:font-size-asian="10.6999998092651pt" style:font-style-asian="normal" style:font-weight-asian="normal" style:font-name-complex="Arial" style:font-size-complex="10.6999998092651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Quattrocento Sans" fo:font-size="12pt" fo:letter-spacing="normal" fo:language="en" fo:country="AU" fo:font-style="normal" style:text-underline-style="none" fo:font-weight="bold" fo:background-color="transparent" style:font-name-asian="Quattrocento Sans" style:font-size-asian="12pt" style:font-style-asian="normal" style:font-weight-asian="bold" style:font-name-complex="Quattrocento Sans" style:font-size-complex="12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29748d" loext:opacity="100%" style:text-outline="false" style:text-line-through-style="none" style:text-line-through-type="none" style:text-position="0% 100%" style:font-name="Quattrocento Sans" fo:font-size="20pt" fo:letter-spacing="normal" fo:language="en" fo:country="AU" fo:font-style="normal" style:text-underline-style="none" fo:font-weight="bold" fo:background-color="transparent" style:font-name-asian="Quattrocento Sans" style:font-size-asian="20pt" style:font-style-asian="normal" style:font-weight-asian="bold" style:font-name-complex="Quattrocento Sans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AU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normal" style:text-underline-style="none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AU" fo:font-style="italic" style:text-underline-style="none" fo:font-weight="normal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AU" fo:font-style="italic" style:text-underline-style="none" fo:font-weight="bold" fo:background-color="transparent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italic" style:text-underline-style="none" fo:font-weight="bold" fo:background-color="transparent" style:font-name-asian="Calibri" style:font-size-asian="12pt" style:font-style-asian="italic" style:font-weight-asian="bold" style:font-name-complex="Calibri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normal" style:text-underline-style="solid" style:text-underline-width="auto" style:text-underline-color="font-color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blem Statement Worksheet (Hypothesis Formation)" draw:style-name="dp1" draw:master-page-name="Title_20_Only" presentation:presentation-page-layout-name="AL1T0">
        <draw:custom-shape draw:name="Google Shape;20;p1" draw:style-name="gr1" draw:text-style-name="P1" draw:layer="layout" svg:width="12.066cm" svg:height="13.002cm" svg:x="0.383cm" svg:y="4.37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gr1" draw:text-style-name="P1" draw:layer="layout" svg:width="12.066cm" svg:height="13.002cm" svg:x="12.743cm" svg:y="4.37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1" draw:style-name="gr2" draw:text-style-name="P3" draw:layer="layout" svg:width="0.8cm" svg:height="0.8cm" svg:x="0.608cm" svg:y="4.495cm">
          <text:p text:style-name="P2"><text:span text:style-name="T1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1" draw:style-name="gr3" draw:text-style-name="P3" draw:layer="layout" svg:width="0.8cm" svg:height="0.8cm" svg:x="12.968cm" svg:y="4.495cm">
          <text:p text:style-name="P2"><text:span text:style-name="T1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1" draw:style-name="gr4" draw:text-style-name="P4" draw:layer="layout" svg:width="9.992cm" svg:height="0.622cm" svg:x="1.67cm" svg:y="4.584cm">
          <text:p text:style-name="P2"><text:span text:style-name="T2">Co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1" draw:style-name="gr5" draw:text-style-name="P4" draw:layer="layout" svg:width="9.992cm" svg:height="0.622cm" svg:x="14.03cm" svg:y="4.584cm">
          <text:p text:style-name="P2"><text:span text:style-name="T2">Constraints within solution spa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1" draw:style-name="gr6" draw:text-style-name="P3" draw:layer="layout" svg:width="0.8cm" svg:height="0.8cm" svg:x="12.968cm" svg:y="8.909cm">
          <text:p text:style-name="P2"><text:span text:style-name="T1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1" draw:style-name="gr7" draw:text-style-name="P3" draw:layer="layout" svg:width="0.8cm" svg:height="0.8cm" svg:x="0.608cm" svg:y="8.909cm">
          <text:p text:style-name="P2"><text:span text:style-name="T1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1" draw:style-name="gr8" draw:text-style-name="P4" draw:layer="layout" svg:width="9.992cm" svg:height="0.622cm" svg:x="1.67cm" svg:y="8.998cm">
          <text:p text:style-name="P2"><text:span text:style-name="T2">Criteria for succ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1" draw:style-name="gr9" draw:text-style-name="P4" draw:layer="layout" svg:width="9.992cm" svg:height="0.622cm" svg:x="14.03cm" svg:y="8.998cm">
          <text:p text:style-name="P2"><text:span text:style-name="T2">Stakeholders to provide key insigh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1" draw:style-name="gr10" draw:text-style-name="P3" draw:layer="layout" svg:width="0.8cm" svg:height="0.8cm" svg:x="0.608cm" svg:y="13.327cm">
          <text:p text:style-name="P2"><text:span text:style-name="T1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1" draw:style-name="gr11" draw:text-style-name="P3" draw:layer="layout" svg:width="0.8cm" svg:height="0.8cm" svg:x="12.968cm" svg:y="13.327cm">
          <text:p text:style-name="P2"><text:span text:style-name="T1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1" draw:style-name="gr12" draw:text-style-name="P4" draw:layer="layout" svg:width="9.992cm" svg:height="0.609cm" svg:x="1.67cm" svg:y="13.422cm">
          <text:p text:style-name="P2"><text:span text:style-name="T2">Scope of solution space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1" draw:style-name="gr13" draw:text-style-name="P4" draw:layer="layout" svg:width="9.992cm" svg:height="0.622cm" svg:x="14.03cm" svg:y="13.416cm">
          <text:p text:style-name="P2"><text:span text:style-name="T2">Key data sources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1" draw:style-name="gr14" draw:text-style-name="P6" draw:layer="layout" svg:width="12.011cm" svg:height="3.46cm" svg:x="0.398cm" svg:y="5.458cm">
          <text:p text:style-name="P5"><text:span text:style-name="T3">Nordic Sensor Company (NSC) is a top-five player in the IoT sensor space, with a focus on energy consumption and production. </text:span></text:p>
          <text:p text:style-name="P5"><text:span text:style-name="T3">One of its divisions, InSense, focuses on residential-energy usage sensors. This division has four factories in Asia and produces a new sensor every ~30 min. During early production testing, the InSense sensors had a fail rate of 1-2%. However, recently, the rate rose to 15%.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1" draw:style-name="gr15" draw:text-style-name="P6" draw:layer="layout" svg:width="12.011cm" svg:height="3.917cm" svg:x="0.398cm" svg:y="9.83cm">
          <text:p text:style-name="P5"><text:span text:style-name="T3">The objective is to use data-science principles and data available from Cert to discover the connection between the failing sensors and the parts and suppliers that are the source of this faulty equipment.</text:span></text:p>
          <text:p text:style-name="P5"><text:span text:style-name="T3">The failure rate needs to be reduced to below 5%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1" draw:style-name="gr16" draw:text-style-name="P4" draw:layer="layout" svg:width="12.011cm" svg:height="2.086cm" svg:x="0.519cm" svg:y="14.402cm">
          <text:p text:style-name="P2"><text:span text:style-name="T3">We know that there was a spike in InSense sensor failures in March during pre-ship testing.</text:span></text:p>
          <text:p text:style-name="P2"><text:span text:style-name="T3">We need to use available data to connect parts &amp; supplier to each sensor, and test results. This data will, hopefully, lead to an answer as to the source of the equipment failur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1" draw:style-name="gr17" draw:text-style-name="P6" draw:layer="layout" svg:width="12.011cm" svg:height="3.002cm" svg:x="12.662cm" svg:y="5.455cm">
          <text:p text:style-name="P5"><text:span text:style-name="T3">Vince’s initial chi-squares testing for cause (specific part) or source (manufacturer) yielded no results.</text:span></text:p>
          <text:p text:style-name="P5"><text:span text:style-name="T3">In order to stop additional failures, we may need to stop factory production. This would be a financial and logistical hardship.</text:span></text:p>
          <text:p text:style-name="P5"><text:span text:style-name="T3">Tony VP needs to brief senior leadership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1" draw:style-name="gr18" draw:text-style-name="P6" draw:layer="layout" svg:width="12.011cm" svg:height="3.002cm" svg:x="12.753cm" svg:y="14.125cm">
          <text:p text:style-name="P5"><text:span text:style-name="T3">InSense sensor data provided from Cert </text:span></text:p>
          <text:p text:style-name="P5"><text:span text:style-name="T3">- Excel format, 20k rows</text:span></text:p>
          <text:p text:style-name="P5"><text:span text:style-name="T3">- Data goes back two quarters w/dated results for testing</text:span></text:p>
          <text:p text:style-name="P5"><text:span text:style-name="T3">- 26 suppliers for the seven sensor par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1" draw:style-name="gr19" draw:text-style-name="P8" draw:layer="layout" svg:width="1.199cm" svg:height="0.569cm" svg:x="18.426cm" svg:y="18.123cm">
          <text:p text:style-name="P7"><text:span text:style-name="T4">H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0;p1" draw:style-name="gr20" draw:text-style-name="P9" draw:layer="layout" svg:width="1.199cm" svg:height="0.599cm" svg:x="19.524cm" svg:y="18.094cm">
          <text:p text:style-name="P7"><text:span text:style-name="T4">D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1;p1" draw:style-name="gr21" draw:text-style-name="P9" draw:layer="layout" svg:width="1.199cm" svg:height="0.599cm" svg:x="20.701cm" svg:y="18.064cm">
          <text:p text:style-name="P7"><text:span text:style-name="T4">E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2;p1" draw:style-name="gr22" draw:text-style-name="P9" draw:layer="layout" svg:width="1.199cm" svg:height="0.599cm" svg:x="21.796cm" svg:y="18.078cm">
          <text:p text:style-name="P7"><text:span text:style-name="T4">I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3;p1" draw:style-name="gr23" draw:text-style-name="P9" draw:layer="layout" svg:width="1.199cm" svg:height="0.599cm" svg:x="22.905cm" svg:y="18.064cm">
          <text:p text:style-name="P7"><text:span text:style-name="T4">P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4;p1" draw:style-name="gr24" draw:text-style-name="P8" draw:layer="layout" svg:width="1.199cm" svg:height="0.569cm" svg:x="22.498cm" svg:y="1.964cm">
          <text:p text:style-name="P7"><text:span text:style-name="T4">H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5;p1" draw:style-name="gr25" draw:text-style-name="P10" draw:layer="layout" svg:width="21.457cm" svg:height="3.158cm" svg:x="0.338cm" svg:y="0.324cm">
          <text:p/>
          <draw:enhanced-geometry draw:mirror-horizontal="false" draw:mirror-vertical="false" svg:viewBox="0 0 0 0" draw:glue-points="?f2 0 0 ?f4 ?f2 ?f36 ?f37 ?f4 ?f3 ?f5" draw:text-areas="0 0 ?f37 ?f36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range-y-maximum="2147483647" draw:handle-range-y-minimum="-2147483647" draw:handle-position="?f3 ?f5" draw:handle-position-x="?f3" draw:handle-position-y="?f5"/>
          </draw:enhanced-geometry>
        </draw:custom-shape>
        <draw:frame draw:name="Google Shape;46;p1" presentation:style-name="pr1" draw:text-style-name="P12" draw:layer="layout" svg:width="24.426cm" svg:height="0.854cm" svg:x="0.512cm" svg:y="0.527cm" presentation:class="title" presentation:user-transformed="true">
          <draw:text-box>
            <text:p text:style-name="P11"><text:span text:style-name="T5">Problem Statement Worksheet (Hypothesis Formation)</text:span></text:p>
          </draw:text-box>
        </draw:frame>
        <draw:custom-shape draw:name="Google Shape;47;p1" draw:style-name="gr26" draw:text-style-name="P4" draw:layer="layout" svg:width="12.011cm" svg:height="3.002cm" svg:x="12.798cm" svg:y="9.854cm">
          <text:p text:style-name="P2"><text:span text:style-name="T3">Vince Maccano – InSense supervisor, Manufacturing Analytics team</text:span></text:p>
          <text:p text:style-name="P2"><text:span text:style-name="T3">Tony Abraham – VP of InSense</text:span></text:p>
          <text:p text:style-name="P2"><text:span text:style-name="T3">Senior Leadership: James Hansk – CEO, Otto Evans – InSense President</text:span></text:p>
          <text:p text:style-name="P2"><text:span text:style-name="T3">Additional leadership: Bernard Ong – CTO, Karen Chu – LtihBat Pres., Anna Landis – LtihBat VP, Shane Buchholz – Head Engineer, Gary Neumont – Head of Man., Jessica Jones – QA/QC Engine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1" draw:style-name="gr27" draw:text-style-name="P4" draw:layer="layout" svg:width="23.845cm" svg:height="1.367cm" svg:x="0.512cm" svg:y="1.503cm">
          <text:p text:style-name="P2"><text:span text:style-name="T6">Resolving Unusual Fail Rates in InSense Sensor for Nordic Sensor Company</text:span></text:p>
          <text:p text:style-name="P2"><text:span text:style-name="T6">- Analysis by Bryan Beu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;p1:notes" presentation:style-name="pr2" draw:text-style-name="P14" draw:layer="layout" svg:width="0.471cm" svg:height="0.512cm" svg:x="16.784cm" svg:y="26.37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Google Shape;17;p1:notes" draw:style-name="gr28" draw:layer="layout" svg:width="31.114cm" svg:height="23.335cm" svg:x="-6.443cm" svg:y="3.515cm" draw:page-number="1" presentation:class="page"/>
          <draw:frame draw:name="Google Shape;18;p1:notes" presentation:style-name="pr3" draw:text-style-name="P15" draw:layer="layout" svg:width="15.196cm" svg:height="0.683cm" svg:x="2.193cm" svg:y="1.681cm" presentation:class="notes" presentation:user-transformed="true">
            <draw:text-box>
              <text:p text:style-name="P11"><text:span text:style-name="T8">Hypothesis: </text:span><text:span text:style-name="T9">Create a Hypothesis with an emphasis on SMART principles. </text:span><text:span text:style-name="T10">(</text:span><text:span text:style-name="T11">S – Specific, M – Measurable, A – Achievable, R – Realistic, T – Timebound). </text:span><text:span text:style-name="T12">If you cannot do this, you </text:span><text:span text:style-name="T8">do not</text:span><text:span text:style-name="T12"> have a good grasp on the business problem.</text:span></text:p>
              <text:p text:style-name="P11"><text:span text:style-name="T12"/></text:p>
              <text:p text:style-name="P11"><text:span text:style-name="T8">Context: </text:span><text:span text:style-name="T12">With context, we have </text:span><text:span text:style-name="T13">clearly identified the problem at hand </text:span><text:span text:style-name="T12">and have elucidated on how our initiative may solve this problem, alongside the commercial implications this will have on the business. </text:span></text:p>
              <text:p text:style-name="P11"><text:span text:style-name="T8"/></text:p>
              <text:p text:style-name="P11"><text:span text:style-name="T8">Criteria for Success</text:span><text:span text:style-name="T12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11"><text:span text:style-name="T12"/></text:p>
              <text:p text:style-name="P11"><text:span text:style-name="T8">Scope of Solution Space: </text:span><text:span text:style-name="T12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11"><text:span text:style-name="T12"/></text:p>
              <text:p text:style-name="P11"><text:span text:style-name="T8">Constraints within Solution Space: </text:span><text:span text:style-name="T12">Looking forward, what are the foreseeable problems we are likely to encounter? Could this be stakeholder resistance? Could this be we don’t have access to the right data? </text:span></text:p>
              <text:p text:style-name="P11"><text:span text:style-name="T12"/></text:p>
              <text:p text:style-name="P11"><text:span text:style-name="T8">Stakeholders to provide key insight: </text:span><text:span text:style-name="T12">Who are the people I need to speak to, to get the answers I need for my data analysis?</text:span></text:p>
              <text:p text:style-name="P11"><text:span text:style-name="T12"/></text:p>
              <text:p text:style-name="P11"><text:span text:style-name="T8">What key data sources are required</text:span><text:span text:style-name="T12">?</text:span></text:p>
              <text:p text:style-name="P11"><text:span text:style-name="T12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11"><text:span text:style-name="T8"/></text:p>
              <text:p text:style-name="P11"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Quattrocento Sans" svg:font-family="'Quattrocento San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loext:theme loext:name="Synergy_CF_YNR002">
        <loext:theme-colors loext:name="Current">
          <loext:color loext:name="dark1" loext:color="#002c46"/>
          <loext:color loext:name="light1" loext:color="#ffffff"/>
          <loext:color loext:name="dark2" loext:color="#fbc14e"/>
          <loext:color loext:name="light2" loext:color="#879c16"/>
          <loext:color loext:name="accent1" loext:color="#99aabe"/>
          <loext:color loext:name="accent2" loext:color="#406085"/>
          <loext:color loext:name="accent3" loext:color="#002c46"/>
          <loext:color loext:name="accent4" loext:color="#fbc14e"/>
          <loext:color loext:name="accent5" loext:color="#379bbd"/>
          <loext:color loext:name="accent6" loext:color="#808080"/>
          <loext:color loext:name="hyperlink" loext:color="#002c46"/>
          <loext:color loext:name="followed-hyperlink" loext:color="#fbc14e"/>
        </loext:theme-colors>
      </loext:theme>
      <draw:custom-shape draw:name="Google Shape;10;p2" draw:style-name="Mgr3" draw:text-style-name="MP5" draw:layer="backgroundobjects" svg:width="1.862cm" svg:height="0.345cm" svg:x="23.051cm" svg:y="0.103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3" presentation:style-name="Title_20_Only-title" draw:layer="backgroundobjects" svg:width="24.427cm" svg:height="0.828cm" svg:x="0.486cm" svg:y="0.65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H</meta:initial-creator>
    <meta:generator>LibreOffice/25.8.3.1$Linux_X86_64 LibreOffice_project/580$Build-1</meta:generator>
    <dc:date>2026-02-10T23:24:55.245020589</dc:date>
    <meta:editing-duration>PT7M10S</meta:editing-duration>
    <meta:editing-cycles>1</meta:editing-cycles>
    <meta:document-statistic meta:object-count="50"/>
  </office:meta>
</office:document-meta>
</file>